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3.381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1.623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5.504cm"/>
    </style:style>
    <style:style style:name="gr32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6.904cm"/>
    </style:style>
    <style:style style:name="gr33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6.904cm"/>
    </style:style>
    <style:style style:name="gr3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1.548cm" fo:min-width="2.8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8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78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4.122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6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5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5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5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145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.725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23.617cm" svg:y="1.9cm">
          <draw:text-box>
            <text:p><text:span text:style-name="T1"><text:file-name text:display="name">005-012-QMXAtomSurfAccSi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55" draw:id="id55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7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28" draw:id="id28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12-QMXAtomSurfAccSin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28" draw:start-glue-point="1" draw:end-shape="id29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0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29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29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29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29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29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29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29" draw:id="id29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" draw:id="id31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1" draw:end-shape="id32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29" draw:start-glue-point="10" draw:end-shape="id32" draw:end-glue-point="6" svg:d="M5200 35581l1801-399" svg:viewBox="0 0 1802 400">
          <text:p text:style-name="P9"><text:span text:style-name="T3">Indexed</text:span></text:p>
        </draw:connector>
        <draw:g xml:id="id36" draw:id="id36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9.7cm" svg:y1="35.081cm" svg:x2="11.5cm" svg:y2="35.081cm" draw:start-shape="id33" draw:start-glue-point="10" draw:end-shape="id34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4" draw:start-glue-point="10" draw:end-shape="id35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5" draw:start-glue-point="10" draw:end-shape="id30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6" draw:start-glue-point="2" draw:end-shape="id33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7" draw:start-glue-point="2" draw:end-shape="id34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38" draw:start-glue-point="2" draw:end-shape="id35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39" draw:start-glue-point="2" draw:end-shape="id30" draw:end-glue-point="10" svg:d="M21250 34031l-4250 1250" svg:viewBox="0 0 4251 1251">
          <text:p/>
        </draw:connector>
        <draw:g xml:id="id38" draw:id="id38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7" draw:id="id37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3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5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0" draw:end-glue-point="8" svg:d="M21697 67471l-4947-31940" svg:viewBox="0 0 4948 31941">
          <text:p/>
        </draw:connector>
        <draw:custom-shape draw:style-name="gr5" draw:text-style-name="P6" xml:id="id32" draw:id="id32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0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5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1" draw:id="id4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26.15cm" svg:y1="43.8cm" svg:x2="44.301cm" svg:y2="51.799cm" draw:start-shape="id40" draw:start-glue-point="8" draw:end-shape="id41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2" draw:end-glue-point="4" svg:d="M28400 43350c6976 0 2226-4451 9501-4451" svg:viewBox="0 0 9502 4452">
          <text:p/>
        </draw:connector>
        <draw:g xml:id="id43" draw:id="id43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3" draw:start-glue-point="1" draw:end-shape="id42" draw:end-glue-point="4" svg:d="M36800 36753l1101 2146" svg:viewBox="0 0 1102 2147">
          <text:p/>
        </draw:connector>
        <draw:connector draw:style-name="gr13" draw:text-style-name="P7" draw:layer="ConfigLayout" draw:type="line" svg:x1="46.4cm" svg:y1="29.799cm" svg:x2="42.95cm" svg:y2="30.8cm" draw:start-shape="id44" draw:start-glue-point="3" draw:end-shape="id42" svg:d="M46400 29799l-3450 1001" svg:viewBox="0 0 3451 1002">
          <text:p/>
        </draw:connector>
        <draw:connector draw:style-name="gr13" draw:text-style-name="P7" draw:layer="ConfigLayout" draw:type="line" svg:x1="50.3cm" svg:y1="37.701cm" svg:x2="47.999cm" svg:y2="38.899cm" draw:start-shape="id45" draw:end-shape="id42" draw:end-glue-point="5" svg:d="M50300 37701l-2301 1198" svg:viewBox="0 0 2302 1199">
          <text:p/>
        </draw:connector>
        <draw:connector draw:style-name="gr13" draw:text-style-name="P7" draw:layer="ConfigLayout" draw:type="line" svg:x1="42.35cm" svg:y1="50.402cm" svg:x2="44.301cm" svg:y2="51.799cm" draw:start-shape="id46" draw:start-glue-point="2" draw:end-shape="id41" draw:end-glue-point="6" svg:d="M42350 50402l1951 1397" svg:viewBox="0 0 1952 1398">
          <text:p/>
        </draw:connector>
        <draw:connector draw:style-name="gr13" draw:text-style-name="P7" draw:layer="ConfigLayout" draw:type="line" svg:x1="52.3cm" svg:y1="42.849cm" svg:x2="49.398cm" svg:y2="44cm" draw:start-shape="id47" draw:end-shape="id41" draw:end-glue-point="5" svg:d="M52300 42849l-2902 1151" svg:viewBox="0 0 2903 1152">
          <text:p/>
        </draw:connector>
        <draw:g xml:id="id48" draw:id="id48">
          <draw:g>
            <draw:custom-shape draw:style-name="gr16" draw:text-style-name="P10" draw:layer="ConfigLayout" svg:width="0.8cm" svg:height="0.3cm" svg:x="54.7cm" svg:y="49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5cm" svg:y="49.5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4.7cm" svg:y="49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6.9cm" svg:y="50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4.7cm" svg:y="50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50.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4.7cm" svg:y1="50.049cm" svg:x2="54.398cm" svg:y2="51.798cm" draw:start-shape="id48" draw:start-glue-point="3" draw:end-shape="id41" draw:end-glue-point="4" svg:d="M54700 50049l-302 1749" svg:viewBox="0 0 303 1750">
          <text:p/>
        </draw:connector>
        <draw:g>
          <draw:g>
            <draw:custom-shape draw:style-name="gr29" draw:text-style-name="P10" draw:layer="ConfigLayout" svg:width="3.881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ConfigLayout" svg:width="12.123cm" svg:height="0.3cm" svg:x="32.577cm" svg:y="71.872cm">
              <text:p text:style-name="P9"><text:span text:style-name="T3">Env,QMSensor,QMVariables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16.00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49" draw:id="id49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49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0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0" draw:start-glue-point="2" draw:end-shape="id26" draw:end-glue-point="4" svg:d="M29950 40800l-1800 2300" svg:viewBox="0 0 1801 2301">
          <text:p/>
        </draw:connector>
        <draw:g xml:id="id50" draw:id="id50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1" draw:id="id51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1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2" draw:start-glue-point="5" draw:end-shape="id41" draw:end-glue-point="0" svg:d="M47999 38899c0 3753 1351 1353 1351 4801" svg:viewBox="0 0 1352 4802">
          <text:p/>
        </draw:connector>
        <draw:custom-shape draw:style-name="gr32" draw:text-style-name="P16" draw:layer="ConfigLayout" svg:width="57.4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ConfigLayout" svg:width="57.4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2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1" draw:start-glue-point="4" draw:end-shape="id8" draw:end-glue-point="4" svg:d="M54398 51798c0 13033-8152 4447-8152 17174" svg:viewBox="0 0 8153 17175">
          <text:p/>
        </draw:connector>
        <draw:g xml:id="id42" draw:id="id42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4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2" draw:start-glue-point="7" draw:end-shape="id42" draw:end-glue-point="5" svg:d="M42901 35499c0 1500 5098-200 5098 3400" svg:viewBox="0 0 5099 3401">
          <text:p/>
        </draw:connector>
        <draw:g xml:id="id52" draw:id="id52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52" draw:start-glue-point="1" draw:end-shape="id22" draw:end-glue-point="5" svg:d="M11400 47030l1174 275" svg:viewBox="0 0 1175 276">
          <text:p/>
        </draw:connector>
        <draw:connector draw:style-name="gr15" draw:text-style-name="P10" draw:layer="layout" draw:type="curve" draw:line-skew="12.445cm" svg:x1="23.447cm" svg:y1="69.373cm" svg:x2="49.398cm" svg:y2="44cm" draw:start-shape="id5" draw:start-glue-point="4" draw:end-shape="id41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2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0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54" draw:id="id54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53" draw:start-glue-point="0" draw:end-shape="id54" draw:end-glue-point="9" svg:d="M7550 72498l-1323-1171" svg:viewBox="0 0 1324 1172">
          <text:p/>
        </draw:connector>
        <draw:g xml:id="id53" draw:id="id53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54" draw:start-glue-point="5" draw:end-shape="id55" draw:end-glue-point="3" svg:d="M5873 70973l-1375-1201" svg:viewBox="0 0 1376 1202">
          <text:p/>
        </draw:connector>
        <draw:custom-shape draw:style-name="gr5" draw:text-style-name="P6" xml:id="id40" draw:id="id40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0" draw:start-glue-point="10" draw:end-shape="id26" draw:end-glue-point="6" svg:d="M26400 43550l1500-200" svg:viewBox="0 0 1501 201">
          <text:p/>
        </draw:connector>
        <draw:g xml:id="id46" draw:id="id46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5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56" draw:id="id56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56" draw:end-shape="id40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6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37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45" draw:id="id45">
          <draw:g>
            <draw:custom-shape draw:style-name="gr16" draw:text-style-name="P10" draw:layer="layout" svg:width="0.8cm" svg:height="0.3cm" svg:x="50.3cm" svg:y="36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1.1cm" svg:y="36.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3cm" svg:y="37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5cm" svg:y="37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3cm" svg:y="37.7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4cm" svg:y="37.7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7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3cm" svg:y="37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4cm" svg:y="37.402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8" draw:text-style-name="P10" draw:layer="layout" svg:width="1.4cm" svg:height="0.3cm" svg:x="50.3cm" svg:y="38.002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1.7cm" svg:y="38.0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8.3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38" draw:text-style-name="P10" draw:layer="layout" svg:width="1.4cm" svg:height="0.3cm" svg:x="50.3cm" svg:y="38.3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1.7cm" svg:y="38.3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9" draw:text-style-name="P10" draw:layer="layout" svg:width="3.3cm" svg:height="1.798cm" svg:x="50.3cm" svg:y="36.802cm">
            <text:p/>
            <draw:enhanced-geometry svg:viewBox="0 0 21600 21600" draw:type="rectangle" draw:enhanced-path="M 0 0 L 21600 0 21600 21600 0 21600 0 0 Z N"/>
          </draw:custom-shape>
        </draw:g>
        <draw:g xml:id="id47" draw:id="id47">
          <draw:g>
            <draw:custom-shape draw:style-name="gr16" draw:text-style-name="P10" draw:layer="layout" svg:width="0.8cm" svg:height="0.3cm" svg:x="52.3cm" svg:y="41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3.1cm" svg:y="41.7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2.3cm" svg:y="42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4.5cm" svg:y="42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2.7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2.7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2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2.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2.4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3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3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8" draw:text-style-name="P10" draw:layer="layout" svg:width="1.4cm" svg:height="0.3cm" svg:x="52.3cm" svg:y="43.3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3.7cm" svg:y="43.3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8" draw:text-style-name="P10" draw:layer="layout" svg:width="1.4cm" svg:height="0.3cm" svg:x="52.3cm" svg:y="43.6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3.7cm" svg:y="43.6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layout" svg:width="3.3cm" svg:height="2.098cm" svg:x="52.3cm" svg:y="41.8cm">
            <text:p/>
            <draw:enhanced-geometry svg:viewBox="0 0 21600 21600" draw:type="rectangle" draw:enhanced-path="M 0 0 L 21600 0 21600 21600 0 21600 0 0 Z N"/>
          </draw:custom-shape>
        </draw:g>
        <draw:g xml:id="id44" draw:id="id44">
          <draw:g>
            <draw:custom-shape draw:style-name="gr16" draw:text-style-name="P10" draw:layer="layout" svg:width="0.8cm" svg:height="0.3cm" svg:x="46.4cm" svg:y="28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2cm" svg:y="28.598cm">
              <text:p text:style-name="P9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4cm" svg:y="28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6cm" svg:y="29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29.5cm">
                <text:p text:style-name="P9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29.5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6cm" svg:y="29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29.2cm">
                <text:p text:style-name="P9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29.2cm">
                <text:p text:style-name="P9"><text:span text:style-name="T3">4.6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29.8cm">
                <text:p text:style-name="P9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29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6cm" svg:y="30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30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30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6cm" svg:y="30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30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30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6cm" svg:y="30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4cm" svg:y="30.7cm">
                <text:p text:style-name="P9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5cm" svg:y="30.7cm">
                <text:p text:style-name="P9"><text:span text:style-name="T3">-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1" draw:text-style-name="P10" draw:layer="layout" svg:width="3.3cm" svg:height="2.4cm" svg:x="46.4cm" svg:y="28.6cm">
            <text:p/>
            <draw:enhanced-geometry svg:viewBox="0 0 21600 21600" draw:type="rectangle" draw:enhanced-path="M 0 0 L 21600 0 21600 21600 0 21600 0 0 Z N"/>
          </draw:custom-shape>
        </draw:g>
        <draw:g xml:id="id57" draw:id="id57">
          <draw:g>
            <draw:custom-shape draw:style-name="gr16" draw:text-style-name="P10" draw:layer="layout" svg:width="0.8cm" svg:height="0.3cm" svg:x="28.3cm" svg:y="45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45.799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46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46.099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46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46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6.701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6.70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9.95cm" svg:y1="45.799cm" svg:x2="29.651cm" svg:y2="44.5cm" draw:start-shape="id57" draw:start-glue-point="0" draw:end-shape="id58" draw:end-glue-point="8" svg:d="M29950 45799l-299-1299" svg:viewBox="0 0 300 1300">
          <text:p/>
        </draw:connector>
        <draw:custom-shape draw:style-name="gr5" draw:text-style-name="P6" xml:id="id58" draw:id="id58" draw:layer="layout" svg:width="0.5cm" svg:height="0.5cm" svg:x="29.401cm" svg:y="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8.327cm" svg:y1="43.527cm" svg:x2="29.474cm" svg:y2="44.073cm" draw:start-shape="id26" draw:start-glue-point="9" draw:end-shape="id58" draw:end-glue-point="5" svg:d="M28327 43527l1147 546" svg:viewBox="0 0 1148 547">
          <text:p text:style-name="P9"><text:span text:style-name="T6">Transfer</text:span></text:p>
        </draw:connector>
        <draw:connector draw:style-name="gr12" draw:text-style-name="P17" draw:layer="layout" draw:type="line" svg:x1="13.001cm" svg:y1="47.482cm" svg:x2="29.401cm" svg:y2="44.25cm" draw:start-shape="id22" draw:start-glue-point="10" draw:end-shape="id58" draw:end-glue-point="6" svg:d="M13001 47482l16400-3232" svg:viewBox="0 0 16401 3233">
          <text:p text:style-name="P9"><text:span text:style-name="T8">1</text:span></text:p>
        </draw:connector>
        <draw:connector draw:style-name="gr12" draw:text-style-name="P17" draw:layer="layout" draw:type="line" svg:x1="12.201cm" svg:y1="49.482cm" svg:x2="29.474cm" svg:y2="44.427cm" draw:start-shape="id25" draw:start-glue-point="10" draw:end-shape="id58" draw:end-glue-point="7" svg:d="M12201 49482l17273-5055" svg:viewBox="0 0 17274 5056">
          <text:p text:style-name="P9"><text:span text:style-name="T8">0</text:span></text:p>
        </draw:connector>
        <draw:connector draw:style-name="gr15" draw:text-style-name="P10" draw:layer="layout" draw:type="curve" draw:line-skew="0cm 12.002cm" svg:x1="23.697cm" svg:y1="69.623cm" svg:x2="42.901cm" svg:y2="31.101cm" draw:start-shape="id5" draw:start-glue-point="10" draw:end-shape="id42" draw:end-glue-point="6" svg:d="M23697 69623c10503 0 8751-13661 10927-19092s8277-2630 8277-19430" svg:viewBox="0 0 19205 38523">
          <text:p text:style-name="P9"><text:span text:style-name="T3">Reset</text:span></text:p>
        </draw:connector>
        <draw:connector draw:style-name="gr12" draw:text-style-name="P10" draw:layer="ConfigLayout" draw:type="line" svg:x1="8.63cm" svg:y1="36.507cm" svg:x2="9.273cm" svg:y2="35.258cm" draw:start-shape="id59" draw:start-glue-point="11" draw:end-shape="id33" draw:end-glue-point="7" svg:d="M8630 36507l643-1249" svg:viewBox="0 0 644 1250">
          <text:p text:style-name="P9"><text:span text:style-name="T3">Transfer</text:span></text:p>
        </draw:connector>
        <draw:custom-shape draw:style-name="gr5" draw:text-style-name="P6" xml:id="id59" draw:id="id59" draw:layer="ConfigLayout" svg:width="0.5cm" svg:height="0.5cm" svg:x="8.203cm" svg:y="3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ConfigLayout" draw:type="line" svg:x1="7.428cm" svg:y1="35.359cm" svg:x2="8.276cm" svg:y2="36.507cm" draw:start-shape="id32" draw:start-glue-point="9" draw:end-shape="id59" draw:end-glue-point="5" svg:d="M7428 35359l848 1148" svg:viewBox="0 0 849 1149">
          <text:p text:style-name="P9"><text:span text:style-name="T3">Transfer</text:span></text:p>
        </draw:connector>
        <draw:connector draw:style-name="gr12" draw:text-style-name="P10" draw:layer="ConfigLayout" draw:type="line" svg:x1="5.127cm" svg:y1="35.758cm" svg:x2="8.203cm" svg:y2="36.684cm" draw:start-shape="id29" draw:start-glue-point="9" draw:end-shape="id59" draw:end-glue-point="6" svg:d="M5127 35758l3076 926" svg:viewBox="0 0 3077 927">
          <text:p text:style-name="P9"><text:span text:style-name="T3">KeyData</text:span></text:p>
        </draw:connector>
        <draw:g xml:id="id60" draw:id="id60">
          <draw:g>
            <draw:custom-shape draw:style-name="gr42" draw:text-style-name="P10" draw:layer="ConfigLayout" svg:width="1.478cm" svg:height="0.3cm" svg:x="6.4cm" svg:y="38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0" draw:layer="ConfigLayout" svg:width="4.622cm" svg:height="0.3cm" svg:x="7.878cm" svg:y="38.2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2" draw:text-style-name="P10" draw:layer="ConfigLayout" svg:width="1.478cm" svg:height="0.3cm" svg:x="6.4cm" svg:y="38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0" draw:layer="ConfigLayout" svg:width="4.622cm" svg:height="0.3cm" svg:x="7.878cm" svg:y="38.5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6.1cm" svg:height="0.3cm" svg:x="6.4cm" svg:y="38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5" draw:text-style-name="P10" draw:layer="ConfigLayout" svg:width="2.034cm" svg:height="0.3cm" svg:x="10.466cm" svg:y="39.5cm">
                <text:p/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034cm" svg:height="0.3cm" svg:x="6.4cm" svg:y="39.5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7" draw:text-style-name="P10" draw:layer="ConfigLayout" svg:width="2.032cm" svg:height="0.3cm" svg:x="8.434cm" svg:y="39.5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034cm" svg:height="0.3cm" svg:x="10.466cm" svg:y="3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034cm" svg:height="0.3cm" svg:x="6.4cm" svg:y="39.2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7" draw:text-style-name="P10" draw:layer="ConfigLayout" svg:width="2.032cm" svg:height="0.3cm" svg:x="8.434cm" svg:y="39.2cm">
                <text:p text:style-name="P9"><text:span text:style-name="T3">9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23cm" svg:height="1.9cm" svg:x="12.27cm" svg:y="39.8cm">
                <text:p/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0.645cm" svg:height="1.9cm" svg:x="6.4cm" svg:y="39.8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ConfigLayout" svg:width="5.225cm" svg:height="1.9cm" svg:x="7.045cm" svg:y="39.8cm">
                <text:p text:style-name="P9"><text:span text:style-name="T3">Level^</text:span><text:span text:style-name="T3"><text:a xlink:href="data:0,SimTime" xlink:type="simple">Data:0,SimTime</text:a></text:span><text:span text:style-name="T3">^Data,</text:span></text:p>
                <text:p text:style-name="P9"><text:span text:style-name="T3">LaserXVelocitySmooth^Parameters,</text:span></text:p>
                <text:p text:style-name="P9"><text:span text:style-name="T3">LaserXVelocityReference^Parameters,</text:span></text:p>
                <text:p text:style-name="P9"><text:span text:style-name="T3">LaserXVelocityOutput^Parameters,</text:span></text:p>
                <text:p text:style-name="P9"><text:span text:style-name="T3">LaserXAccelInput^Parameters,</text:span></text:p>
                <text:p text:style-name="P9"><text:span text:style-name="T3">LaserXAccelReference^Parameters,</text:span></text:p>
                <text:p text:style-name="P9"><text:span text:style-name="T3">LaserXAccelOutput^Parameters,SimTime^Parameters,</text:span></text:p>
                <text:p text:style-name="P9"><text:span text:style-name="T3">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9.45cm" svg:y1="38.298cm" svg:x2="8.453cm" svg:y2="36.934cm" draw:start-shape="id60" draw:end-shape="id59" draw:end-glue-point="8" svg:d="M9450 38298l-997-1364" svg:viewBox="0 0 998 1365">
          <text:p text:style-name="P9"><text:span text:style-name="T3">KeyData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0T12:29:25.734000000</dc:date>
    <meta:editing-duration>P1DT21H42M45S</meta:editing-duration>
    <meta:editing-cycles>217</meta:editing-cycles>
    <meta:print-date>2017-04-05T13:54:36.600000000</meta:print-date>
    <meta:document-statistic meta:object-count="729"/>
  </office:meta>
</office:document-meta>
</file>